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48.82mm"/>
    </style:style>
    <style:style style:name="co3" style:family="table-column">
      <style:table-column-properties fo:break-before="auto" style:column-width="86.9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a194_Gen_Trajectory" table:style-name="ta1">
        <table:shapes>
          <draw:frame draw:z-index="0" draw:style-name="gr1" draw:text-style-name="P1" svg:width="286.92mm" svg:height="170.52mm" svg:x="161.43mm" svg:y="0mm">
            <draw:object draw:notify-on-update-of-ranges="qa194_Gen_Trajectory.A1:qa194_Gen_Trajectory.A1 qa194_Gen_Trajectory.A2:qa194_Gen_Trajectory.A26 qa194_Gen_Trajectory.B1:qa194_Gen_Trajectory.B1 qa194_Gen_Trajectory.B2:qa194_Gen_Trajectory.B26 qa194_Gen_Trajectory.C1:qa194_Gen_Trajectory.C1 qa194_Gen_Trajectory.C2:qa194_Gen_Trajectory.C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(Left Axis) Best Individual: Just Genetic</text:p>
          </table:table-cell>
          <table:table-cell office:value-type="string" calcext:value-type="string">
            <text:p>(Right Axis) Best Individual: Genetic and Christofide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183.8507855475" calcext:value-type="float">
            <text:p>24183.8507855475</text:p>
          </table:table-cell>
          <table:table-cell office:value-type="float" office:value="9658.95914978959" calcext:value-type="float">
            <text:p>9658.9591497895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631.8085464172" calcext:value-type="float">
            <text:p>13631.8085464172</text:p>
          </table:table-cell>
          <table:table-cell office:value-type="float" office:value="9553.40634861928" calcext:value-type="float">
            <text:p>9553.4063486192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997.0396460848" calcext:value-type="float">
            <text:p>10997.0396460848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570.0541109532" calcext:value-type="float">
            <text:p>10570.0541109532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543.3664673219" calcext:value-type="float">
            <text:p>10543.3664673219</text:p>
          </table:table-cell>
          <table:table-cell office:value-type="float" office:value="9548.91872392524" calcext:value-type="float">
            <text:p>9548.918723925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17T15:00:38.743633652</dc:date>
    <meta:editing-duration>PT4M15S</meta:editing-duration>
    <meta:editing-cycles>1</meta:editing-cycles>
    <meta:document-statistic meta:table-count="1" meta:cell-count="78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693cm" svg:height="17.053cm" xlink:href=".." xlink:type="simple" chart:class="chart:line" chart:style-name="ch1">
        <chart:legend chart:legend-position="bottom" svg:x="6.055cm" svg:y="16.454cm" style:legend-expansion="wide" chart:style-name="ch2"/>
        <chart:plot-area chart:style-name="ch3" table:cell-range-address="qa194_Gen_Trajectory.A1:qa194_Gen_Trajectory.C26" chart:data-source-has-labels="both" svg:x="0.573cm" svg:y="0.341cm" svg:width="27.547cm" svg:height="15.588cm">
          <chartooo:coordinate-region svg:x="1.75cm" svg:y="0.541cm" svg:width="25.377cm" svg:height="14.741cm"/>
          <chart:axis chart:dimension="x" chart:name="primary-x" chart:style-name="ch4" chartooo:axis-type="auto">
            <chartooo:date-scale/>
            <chart:categories table:cell-range-address="qa194_Gen_Trajectory.A2:qa194_Gen_Trajectory.A2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qa194_Gen_Trajectory.B2:qa194_Gen_Trajectory.B26" chart:label-cell-address="qa194_Gen_Trajectory.B1:qa194_Gen_Trajectory.B1" chart:class="chart:line">
            <chart:data-point chart:repeated="25"/>
          </chart:series>
          <chart:series chart:attached-axis="secondary-y" chart:style-name="ch8" chart:values-cell-range-address="qa194_Gen_Trajectory.C2:qa194_Gen_Trajectory.C26" chart:label-cell-address="qa194_Gen_Trajectory.C1:qa194_Gen_Trajectory.C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Left Axis) Best Individual: Just Genetic</text:p>
                <draw:g>
                  <svg:desc>qa194_Gen_Trajectory.B1:qa194_Gen_Trajectory.B1</svg:desc>
                </draw:g>
              </table:table-cell>
              <table:table-cell office:value-type="string">
                <text:p>(Right Axis) Best Individual: Genetic and Christofides</text:p>
                <draw:g>
                  <svg:desc>qa194_Gen_Trajectory.C1:qa194_Gen_Trajectory.C1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qa194_Gen_Trajectory.A2:qa194_Gen_Trajectory.A26</svg:desc>
                </draw:g>
              </table:table-cell>
              <table:table-cell office:value-type="float" office:value="24183.8507855475">
                <text:p>24183.8507855475</text:p>
                <draw:g>
                  <svg:desc>qa194_Gen_Trajectory.B2:qa194_Gen_Trajectory.B26</svg:desc>
                </draw:g>
              </table:table-cell>
              <table:table-cell office:value-type="float" office:value="9658.95914978959">
                <text:p>9658.95914978959</text:p>
                <draw:g>
                  <svg:desc>qa194_Gen_Trajectory.C2:qa194_Gen_Trajectory.C26</svg:desc>
                </draw:g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3631.8085464172">
                <text:p>13631.8085464172</text:p>
              </table:table-cell>
              <table:table-cell office:value-type="float" office:value="9553.40634861928">
                <text:p>9553.4063486192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0997.0396460848">
                <text:p>10997.0396460848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0570.0541109532">
                <text:p>10570.0541109532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0543.3664673219">
                <text:p>10543.3664673219</text:p>
              </table:table-cell>
              <table:table-cell office:value-type="float" office:value="9548.91872392524">
                <text:p>9548.918723925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